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2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00" fo:border="0.06pt solid #000000"/>
    </style:style>
    <style:style style:name="ce2" style:family="table-cell" style:parent-style-name="Default">
      <style:table-cell-properties fo:border-bottom="none" fo:background-color="#ff6600" fo:border-left="0.06pt solid #000000" fo:border-right="0.06pt solid #000000" fo:border-top="none"/>
    </style:style>
    <style:style style:name="ce3" style:family="table-cell" style:parent-style-name="Default" style:data-style-name="N60">
      <style:table-cell-properties fo:border-bottom="none" fo:background-color="#ff66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ff6600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ackground-color="#ff6600" fo:border-left="0.06pt solid #000000" fo:border-right="0.06pt solid #000000" fo:border-top="none"/>
    </style:style>
    <style:style style:name="ce6" style:family="table-cell" style:parent-style-name="Default" style:data-style-name="N60"/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0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4" style:family="table-cell" style:parent-style-name="Default">
      <style:table-cell-properties fo:background-color="#00cc00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0"/>
        <table:table-column table:style-name="co1" table:default-cell-style-name="ce8"/>
        <table:table-column table:style-name="co2" table:default-cell-style-name="ce14"/>
        <table:table-column table:style-name="co3" table:default-cell-style-name="ce15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Constantes</text:p>
          </table:table-cell>
          <table:table-cell/>
          <table:table-cell table:style-name="ce7" office:value-type="string" calcext:value-type="string" table:number-columns-spanned="4" table:number-rows-spanned="1">
            <text:p>Sódio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r0</text:p>
          </table:table-cell>
          <table:table-cell/>
          <table:table-cell table:style-name="ce8" office:value-type="string" calcext:value-type="string">
            <text:p>Z</text:p>
          </table:table-cell>
          <table:table-cell table:style-name="ce12" office:value-type="float" office:value="22" calcext:value-type="float">
            <text:p>22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/>
          <table:table-cell table:style-name="ce3" office:value-type="float" office:value="2.818E-015" calcext:value-type="float">
            <text:p>2.82E-015</text:p>
          </table:table-cell>
          <table:table-cell/>
          <table:table-cell table:style-name="ce8" office:value-type="string" calcext:value-type="string">
            <text:p>Egama (keV)</text:p>
          </table:table-cell>
          <table:table-cell table:style-name="ce12" office:value-type="float" office:value="511" calcext:value-type="float">
            <text:p>511</text:p>
          </table:table-cell>
          <table:table-cell table:style-name="ce8" office:value-type="string" calcext:value-type="string">
            <text:p>alfa</text:p>
          </table:table-cell>
          <table:table-cell table:style-name="ce8" table:formula="of:=[.E3]/[.$B$6]" office:value-type="float" office:value="1.00000213307696" calcext:value-type="float">
            <text:p>1.0000021331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style-name="ce13"/>
          <table:table-cell table:style-name="ce9" table:number-columns-repeated="2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me</text:p>
          </table:table-cell>
          <table:table-cell/>
          <table:table-cell office:value-type="string" calcext:value-type="string">
            <text:p>Theta (º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dsigma/domega</text:p>
          </table:table-cell>
          <table:table-cell table:style-name="ce14" office:value-type="string" calcext:value-type="string">
            <text:p>dsigma/domega (barn)</text:p>
          </table:table-cell>
          <table:table-cell office:value-type="string" calcext:value-type="string">
            <text:p>ef0/efi</text:p>
          </table:table-cell>
          <table:table-cell office:value-type="string" calcext:value-type="string">
            <text:p>tempo aq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10.99891" calcext:value-type="float">
            <text:p>510.9989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6]*PI()/180" office:value-type="float" office:value="0" calcext:value-type="float">
            <text:p>0</text:p>
          </table:table-cell>
          <table:table-cell table:formula="of:=[.$B$3]^2*[.E$2]*(1/(1+[.G$3]*(1-COS([.E6]))))^2*(1+COS([.E6])^2)/2*(1+([.G$3]*(1-COS([.E6])))^2/((1+COS([.E6])^2)*(1+[.G$3]*(1-COS([.E6])))))" office:value-type="float" office:value="1.74704728E-028" calcext:value-type="float">
            <text:p>1.74704728E-028</text:p>
          </table:table-cell>
          <table:table-cell table:formula="of:=[.F6]/1E-028" office:value-type="float" office:value="1.74704728" calcext:value-type="float">
            <text:p>1.74704728</text:p>
          </table:table-cell>
          <table:table-cell table:formula="of:=[.G6]/[.$G$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7]*PI()/180" office:value-type="float" office:value="0.174532925199433" calcext:value-type="float">
            <text:p>0.1745329252</text:p>
          </table:table-cell>
          <table:table-cell table:formula="of:=[.$B$3]^2*[.E$2]*(1/(1+[.G$3]*(1-COS([.E7]))))^2*(1+COS([.E7])^2)/2*(1+([.G$3]*(1-COS([.E7])))^2/((1+COS([.E7])^2)*(1+[.G$3]*(1-COS([.E7])))))" office:value-type="float" office:value="1.66978484502144E-028" calcext:value-type="float">
            <text:p>1.66978484502144E-028</text:p>
          </table:table-cell>
          <table:table-cell table:formula="of:=[.F7]/1E-028" office:value-type="float" office:value="1.66978484502144" calcext:value-type="float">
            <text:p>1.669784845</text:p>
          </table:table-cell>
          <table:table-cell table:formula="of:=[.G7]/[.$G$6]" office:value-type="float" office:value="0.955775418408504" calcext:value-type="float">
            <text:p>0.95577541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8]*PI()/180" office:value-type="float" office:value="0.349065850398866" calcext:value-type="float">
            <text:p>0.3490658504</text:p>
          </table:table-cell>
          <table:table-cell table:formula="of:=[.$B$3]^2*[.E$2]*(1/(1+[.G$3]*(1-COS([.E8]))))^2*(1+COS([.E8])^2)/2*(1+([.G$3]*(1-COS([.E8])))^2/((1+COS([.E8])^2)*(1+[.G$3]*(1-COS([.E8])))))" office:value-type="float" office:value="1.46573963024765E-028" calcext:value-type="float">
            <text:p>1.46573963024765E-028</text:p>
          </table:table-cell>
          <table:table-cell table:formula="of:=[.F8]/1E-028" office:value-type="float" office:value="1.46573963024765" calcext:value-type="float">
            <text:p>1.4657396302</text:p>
          </table:table-cell>
          <table:table-cell table:formula="of:=[.G8]/[.$G$6]" office:value-type="float" office:value="0.838981089422864" calcext:value-type="float">
            <text:p>0.8389810894</text:p>
          </table:table-cell>
          <table:table-cell table:number-columns-repeated="8"/>
        </table:table-row>
        <table:table-row table:style-name="ro1">
          <table:table-cell/>
          <table:table-cell table:style-name="ce6"/>
          <table:table-cell/>
          <table:table-cell office:value-type="float" office:value="30" calcext:value-type="float">
            <text:p>30</text:p>
          </table:table-cell>
          <table:table-cell table:formula="of:=[.D9]*PI()/180" office:value-type="float" office:value="0.523598775598299" calcext:value-type="float">
            <text:p>0.5235987756</text:p>
          </table:table-cell>
          <table:table-cell table:formula="of:=[.$B$3]^2*[.E$2]*(1/(1+[.G$3]*(1-COS([.E9]))))^2*(1+COS([.E9])^2)/2*(1+([.G$3]*(1-COS([.E9])))^2/((1+COS([.E9])^2)*(1+[.G$3]*(1-COS([.E9])))))" office:value-type="float" office:value="1.19954445337293E-028" calcext:value-type="float">
            <text:p>1.19954445337293E-028</text:p>
          </table:table-cell>
          <table:table-cell table:formula="of:=[.F9]/1E-028" office:value-type="float" office:value="1.19954445337293" calcext:value-type="float">
            <text:p>1.1995444534</text:p>
          </table:table-cell>
          <table:table-cell table:formula="of:=[.G9]/[.$G$6]" office:value-type="float" office:value="0.686612473002409" calcext:value-type="float">
            <text:p>0.6866124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D10]*PI()/180" office:value-type="float" office:value="0.872664625997165" calcext:value-type="float">
            <text:p>0.872664626</text:p>
          </table:table-cell>
          <table:table-cell table:formula="of:=[.$B$3]^2*[.E$2]*(1/(1+[.G$3]*(1-COS([.E10]))))^2*(1+COS([.E10])^2)/2*(1+([.G$3]*(1-COS([.E10])))^2/((1+COS([.E10])^2)*(1+[.G$3]*(1-COS([.E10])))))" office:value-type="float" office:value="7.14738890016548E-029" calcext:value-type="float">
            <text:p>7.14738890016548E-029</text:p>
          </table:table-cell>
          <table:table-cell table:formula="of:=[.F10]/1E-028" office:value-type="float" office:value="0.714738890016548" calcext:value-type="float">
            <text:p>0.71473889</text:p>
          </table:table-cell>
          <table:table-cell table:formula="of:=[.G10]/[.$G$6]" office:value-type="float" office:value="0.409112505539374" calcext:value-type="float">
            <text:p>0.40911250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[.D11]*PI()/180" office:value-type="float" office:value="1.22173047639603" calcext:value-type="float">
            <text:p>1.2217304764</text:p>
          </table:table-cell>
          <table:table-cell table:formula="of:=[.$B$3]^2*[.E$2]*(1/(1+[.G$3]*(1-COS([.E11]))))^2*(1+COS([.E11])^2)/2*(1+([.G$3]*(1-COS([.E11])))^2/((1+COS([.E11])^2)*(1+[.G$3]*(1-COS([.E11])))))" office:value-type="float" office:value="4.37922079709015E-029" calcext:value-type="float">
            <text:p>4.37922079709015E-029</text:p>
          </table:table-cell>
          <table:table-cell table:formula="of:=[.F11]/1E-028" office:value-type="float" office:value="0.437922079709015" calcext:value-type="float">
            <text:p>0.4379220797</text:p>
          </table:table-cell>
          <table:table-cell table:formula="of:=[.G11]/[.$G$6]" office:value-type="float" office:value="0.250664126107116" calcext:value-type="float">
            <text:p>0.25066412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[.D12]*PI()/180" office:value-type="float" office:value="1.5707963267949" calcext:value-type="float">
            <text:p>1.5707963268</text:p>
          </table:table-cell>
          <table:table-cell table:formula="of:=[.$B$3]^2*[.E$2]*(1/(1+[.G$3]*(1-COS([.E12]))))^2*(1+COS([.E12])^2)/2*(1+([.G$3]*(1-COS([.E12])))^2/((1+COS([.E12])^2)*(1+[.G$3]*(1-COS([.E12])))))" office:value-type="float" office:value="3.27571015633031E-029" calcext:value-type="float">
            <text:p>3.27571015633031E-029</text:p>
          </table:table-cell>
          <table:table-cell table:formula="of:=[.F12]/1E-028" office:value-type="float" office:value="0.327571015633031" calcext:value-type="float">
            <text:p>0.3275710156</text:p>
          </table:table-cell>
          <table:table-cell table:formula="of:=[.G12]/[.$G$6]" office:value-type="float" office:value="0.187499800024319" calcext:value-type="float">
            <text:p>0.1874998</text:p>
          </table:table-cell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4" table:number-rows-spanned="1">
            <text:p>Cobalto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>
            <text:p>Z</text:p>
          </table:table-cell>
          <table:table-cell table:style-name="ce12" office:value-type="float" office:value="57" calcext:value-type="float">
            <text:p>57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>
            <text:p>Egama (keV)</text:p>
          </table:table-cell>
          <table:table-cell table:style-name="ce12" office:value-type="float" office:value="122" calcext:value-type="float">
            <text:p>122</text:p>
          </table:table-cell>
          <table:table-cell table:style-name="ce8" office:value-type="string" calcext:value-type="string">
            <text:p>alfa</text:p>
          </table:table-cell>
          <table:table-cell table:style-name="ce8" table:formula="of:=[.E19]/[.$B$6]" office:value-type="float" office:value="0.238748063082952" calcext:value-type="float">
            <text:p>0.238748063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table:style-name="ce13"/>
          <table:table-cell table:style-name="ce9" table:number-columns-repeated="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heta (º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dsigma/domega</text:p>
          </table:table-cell>
          <table:table-cell table:style-name="ce14" office:value-type="string" calcext:value-type="string">
            <text:p>dsigma/domega (barn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22]*PI()/180" office:value-type="float" office:value="0" calcext:value-type="float">
            <text:p>0</text:p>
          </table:table-cell>
          <table:table-cell table:formula="of:=[.$B$3]^2*[.E$18]*(1/(1+[.G$19]*(1-COS([.E22]))))^2*(1+COS([.E22])^2)/2*(1+([.G$19]*(1-COS([.E22])))^2/((1+COS([.E22])^2)*(1+[.G$19]*(1-COS([.E22])))))" office:value-type="float" office:value="4.52644068E-028" calcext:value-type="float">
            <text:p>4.52644068E-028</text:p>
          </table:table-cell>
          <table:table-cell table:formula="of:=[.F22]/1E-028" office:value-type="float" office:value="4.52644068" calcext:value-type="float">
            <text:p>4.5264406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23]*PI()/180" office:value-type="float" office:value="0.174532925199433" calcext:value-type="float">
            <text:p>0.1745329252</text:p>
          </table:table-cell>
          <table:table-cell table:formula="of:=[.$B$3]^2*[.E$18]*(1/(1+[.G$19]*(1-COS([.E23]))))^2*(1+COS([.E23])^2)/2*(1+([.G$19]*(1-COS([.E23])))^2/((1+COS([.E23])^2)*(1+[.G$19]*(1-COS([.E23])))))" office:value-type="float" office:value="4.42605997716207E-028" calcext:value-type="float">
            <text:p>4.42605997716207E-028</text:p>
          </table:table-cell>
          <table:table-cell table:formula="of:=[.F23]/1E-028" office:value-type="float" office:value="4.42605997716207" calcext:value-type="float">
            <text:p>4.42605997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24]*PI()/180" office:value-type="float" office:value="0.349065850398866" calcext:value-type="float">
            <text:p>0.3490658504</text:p>
          </table:table-cell>
          <table:table-cell table:formula="of:=[.$B$3]^2*[.E$18]*(1/(1+[.G$19]*(1-COS([.E24]))))^2*(1+COS([.E24])^2)/2*(1+([.G$19]*(1-COS([.E24])))^2/((1+COS([.E24])^2)*(1+[.G$19]*(1-COS([.E24])))))" office:value-type="float" office:value="4.1420221323297E-028" calcext:value-type="float">
            <text:p>4.1420221323297E-028</text:p>
          </table:table-cell>
          <table:table-cell table:formula="of:=[.F24]/1E-028" office:value-type="float" office:value="4.1420221323297" calcext:value-type="float">
            <text:p>4.14202213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[.D25]*PI()/180" office:value-type="float" office:value="0.523598775598299" calcext:value-type="float">
            <text:p>0.5235987756</text:p>
          </table:table-cell>
          <table:table-cell table:formula="of:=[.$B$3]^2*[.E$18]*(1/(1+[.G$19]*(1-COS([.E25]))))^2*(1+COS([.E25])^2)/2*(1+([.G$19]*(1-COS([.E25])))^2/((1+COS([.E25])^2)*(1+[.G$19]*(1-COS([.E25])))))" office:value-type="float" office:value="3.72102932568195E-028" calcext:value-type="float">
            <text:p>3.72102932568195E-028</text:p>
          </table:table-cell>
          <table:table-cell table:formula="of:=[.F25]/1E-028" office:value-type="float" office:value="3.72102932568195" calcext:value-type="float">
            <text:p>3.721029325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D26]*PI()/180" office:value-type="float" office:value="0.872664625997165" calcext:value-type="float">
            <text:p>0.872664626</text:p>
          </table:table-cell>
          <table:table-cell table:formula="of:=[.$B$3]^2*[.E$18]*(1/(1+[.G$19]*(1-COS([.E26]))))^2*(1+COS([.E26])^2)/2*(1+([.G$19]*(1-COS([.E26])))^2/((1+COS([.E26])^2)*(1+[.G$19]*(1-COS([.E26])))))" office:value-type="float" office:value="2.72829392543434E-028" calcext:value-type="float">
            <text:p>2.72829392543434E-028</text:p>
          </table:table-cell>
          <table:table-cell table:formula="of:=[.F26]/1E-028" office:value-type="float" office:value="2.72829392543434" calcext:value-type="float">
            <text:p>2.728293925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[.D27]*PI()/180" office:value-type="float" office:value="1.22173047639603" calcext:value-type="float">
            <text:p>1.2217304764</text:p>
          </table:table-cell>
          <table:table-cell table:formula="of:=[.$B$3]^2*[.E$18]*(1/(1+[.G$19]*(1-COS([.E27]))))^2*(1+COS([.E27])^2)/2*(1+([.G$19]*(1-COS([.E27])))^2/((1+COS([.E27])^2)*(1+[.G$19]*(1-COS([.E27])))))" office:value-type="float" office:value="1.92419992215191E-028" calcext:value-type="float">
            <text:p>1.92419992215191E-028</text:p>
          </table:table-cell>
          <table:table-cell table:formula="of:=[.F27]/1E-028" office:value-type="float" office:value="1.92419992215191" calcext:value-type="float">
            <text:p>1.92419992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[.D28]*PI()/180" office:value-type="float" office:value="1.5707963267949" calcext:value-type="float">
            <text:p>1.5707963268</text:p>
          </table:table-cell>
          <table:table-cell table:formula="of:=[.$B$3]^2*[.E$18]*(1/(1+[.G$19]*(1-COS([.E28]))))^2*(1+COS([.E28])^2)/2*(1+([.G$19]*(1-COS([.E28])))^2/((1+COS([.E28])^2)*(1+[.G$19]*(1-COS([.E28])))))" office:value-type="float" office:value="1.54276100942798E-028" calcext:value-type="float">
            <text:p>1.54276100942798E-028</text:p>
          </table:table-cell>
          <table:table-cell table:formula="of:=[.F28]/1E-028" office:value-type="float" office:value="1.54276100942798" calcext:value-type="float">
            <text:p>1.5427610094</text:p>
          </table:table-cell>
          <table:table-cell table:number-columns-repeated="9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4" table:number-rows-spanned="1">
            <text:p>Césio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>
            <text:p>Z</text:p>
          </table:table-cell>
          <table:table-cell table:style-name="ce12" office:value-type="float" office:value="137" calcext:value-type="float">
            <text:p>137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>
            <text:p>Egama (keV)</text:p>
          </table:table-cell>
          <table:table-cell table:style-name="ce12" office:value-type="float" office:value="662" calcext:value-type="float">
            <text:p>662</text:p>
          </table:table-cell>
          <table:table-cell table:style-name="ce8" office:value-type="string" calcext:value-type="string">
            <text:p>alfa</text:p>
          </table:table-cell>
          <table:table-cell table:style-name="ce8" table:formula="of:=[.E35]/[.$B$6]" office:value-type="float" office:value="1.29550178492553" calcext:value-type="float">
            <text:p>1.2955017849</text:p>
          </table:table-cell>
          <table:table-cell office:value-type="string" calcext:value-type="string">
            <text:p>T</text:p>
          </table:table-cell>
          <table:table-cell table:formula="of:=3600/SUM([.H38:.H44])" office:value-type="float" office:value="197.622995530713" calcext:value-type="float">
            <text:p>197.6229955307</text:p>
          </table:table-cell>
          <table:table-cell table:formula="of:=[.I35]/60" office:value-type="float" office:value="3.29371659217855" calcext:value-type="float">
            <text:p>3.293716592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9"/>
          <table:table-cell table:style-name="ce13"/>
          <table:table-cell table:style-name="ce9" table:number-columns-repeated="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heta (º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dsigma/domega</text:p>
          </table:table-cell>
          <table:table-cell table:style-name="ce14" office:value-type="string" calcext:value-type="string">
            <text:p>dsigma/domega (barn)</text:p>
          </table:table-cell>
          <table:table-cell office:value-type="string" calcext:value-type="string">
            <text:p>ef0/efi</text:p>
          </table:table-cell>
          <table:table-cell office:value-type="string" calcext:value-type="string">
            <text:p>tempo aq (min)</text:p>
          </table:table-cell>
          <table:table-cell office:value-type="string" calcext:value-type="string">
            <text:p>tempo aq (s)</text:p>
          </table:table-cell>
          <table:table-cell/>
          <table:table-cell office:value-type="string" calcext:value-type="string">
            <text:p>Egama' (keV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38]*PI()/180" office:value-type="float" office:value="0" calcext:value-type="float">
            <text:p>0</text:p>
          </table:table-cell>
          <table:table-cell table:formula="of:=[.$B$3]^2*[.E$34]*(1/(1+[.G$35]*(1-COS([.E38]))))^2*(1+COS([.E38])^2)/2*(1+([.G$35]*(1-COS([.E38])))^2/((1+COS([.E38])^2)*(1+[.G$35]*(1-COS([.E38])))))" office:value-type="float" office:value="1.087933988E-027" calcext:value-type="float">
            <text:p>1.087933988E-027</text:p>
          </table:table-cell>
          <table:table-cell table:formula="of:=[.F38]/1E-028" office:value-type="float" office:value="10.87933988" calcext:value-type="float">
            <text:p>10.87933988</text:p>
          </table:table-cell>
          <table:table-cell table:formula="of:=[.$G$38]/[.G38]" office:value-type="float" office:value="1" calcext:value-type="float">
            <text:p>1</text:p>
          </table:table-cell>
          <table:table-cell table:formula="of:=[.H38]*[.$J$35]" office:value-type="float" office:value="3.29371659217855" calcext:value-type="float">
            <text:p>3.2937165922</text:p>
          </table:table-cell>
          <table:table-cell table:formula="of:=[.I38]*60" office:value-type="float" office:value="197.622995530713" calcext:value-type="float">
            <text:p>197.6229955307</text:p>
          </table:table-cell>
          <table:table-cell/>
          <table:table-cell table:formula="of:=1/(1/[.$E$35]+(1-COS([.E38]))/511)"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39]*PI()/180" office:value-type="float" office:value="0.174532925199433" calcext:value-type="float">
            <text:p>0.1745329252</text:p>
          </table:table-cell>
          <table:table-cell table:formula="of:=[.$B$3]^2*[.E$34]*(1/(1+[.G$35]*(1-COS([.E39]))))^2*(1+COS([.E39])^2)/2*(1+([.G$35]*(1-COS([.E39])))^2/((1+COS([.E39])^2)*(1+[.G$35]*(1-COS([.E39])))))" office:value-type="float" office:value="1.03076458318813E-027" calcext:value-type="float">
            <text:p>1.03076458318813E-027</text:p>
          </table:table-cell>
          <table:table-cell table:formula="of:=[.F39]/1E-028" office:value-type="float" office:value="10.3076458318813" calcext:value-type="float">
            <text:p>10.3076458319</text:p>
          </table:table-cell>
          <table:table-cell table:formula="of:=[.$G$38]/[.G39]" office:value-type="float" office:value="1.05546310548918" calcext:value-type="float">
            <text:p>1.0554631055</text:p>
          </table:table-cell>
          <table:table-cell table:formula="of:=[.H39]*[.$J$35]" office:value-type="float" office:value="3.47639634298201" calcext:value-type="float">
            <text:p>3.476396343</text:p>
          </table:table-cell>
          <table:table-cell table:formula="of:=[.I39]*60" office:value-type="float" office:value="208.583780578921" calcext:value-type="float">
            <text:p>208.5837805789</text:p>
          </table:table-cell>
          <table:table-cell/>
          <table:table-cell table:formula="of:=1/(1/[.$E$35]+(1-COS([.E39]))/511)" office:value-type="float" office:value="649.222304525592" calcext:value-type="float">
            <text:p>649.22230452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40]*PI()/180" office:value-type="float" office:value="0.349065850398866" calcext:value-type="float">
            <text:p>0.3490658504</text:p>
          </table:table-cell>
          <table:table-cell table:formula="of:=[.$B$3]^2*[.E$34]*(1/(1+[.G$35]*(1-COS([.E40]))))^2*(1+COS([.E40])^2)/2*(1+([.G$35]*(1-COS([.E40])))^2/((1+COS([.E40])^2)*(1+[.G$35]*(1-COS([.E40])))))" office:value-type="float" office:value="8.83875152017448E-028" calcext:value-type="float">
            <text:p>8.83875152017448E-028</text:p>
          </table:table-cell>
          <table:table-cell table:formula="of:=[.F40]/1E-028" office:value-type="float" office:value="8.83875152017448" calcext:value-type="float">
            <text:p>8.8387515202</text:p>
          </table:table-cell>
          <table:table-cell table:formula="of:=[.$G$38]/[.G40]" office:value-type="float" office:value="1.23086839302676" calcext:value-type="float">
            <text:p>1.230868393</text:p>
          </table:table-cell>
          <table:table-cell table:formula="of:=[.H40]*[.$J$35]" office:value-type="float" office:value="4.05413164890039" calcext:value-type="float">
            <text:p>4.0541316489</text:p>
          </table:table-cell>
          <table:table-cell table:formula="of:=[.I40]*60" office:value-type="float" office:value="243.247898934023" calcext:value-type="float">
            <text:p>243.247898934</text:p>
          </table:table-cell>
          <table:table-cell/>
          <table:table-cell table:formula="of:=1/(1/[.$E$35]+(1-COS([.E40]))/511)" office:value-type="float" office:value="614.027191045605" calcext:value-type="float">
            <text:p>614.02719104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[.D41]*PI()/180" office:value-type="float" office:value="0.523598775598299" calcext:value-type="float">
            <text:p>0.5235987756</text:p>
          </table:table-cell>
          <table:table-cell table:formula="of:=[.$B$3]^2*[.E$34]*(1/(1+[.G$35]*(1-COS([.E41]))))^2*(1+COS([.E41])^2)/2*(1+([.G$35]*(1-COS([.E41])))^2/((1+COS([.E41])^2)*(1+[.G$35]*(1-COS([.E41])))))" office:value-type="float" office:value="7.01327445661544E-028" calcext:value-type="float">
            <text:p>7.01327445661544E-028</text:p>
          </table:table-cell>
          <table:table-cell table:formula="of:=[.F41]/1E-028" office:value-type="float" office:value="7.01327445661544" calcext:value-type="float">
            <text:p>7.0132744566</text:p>
          </table:table-cell>
          <table:table-cell table:formula="of:=[.$G$38]/[.G41]" office:value-type="float" office:value="1.5512496975985" calcext:value-type="float">
            <text:p>1.5512496976</text:p>
          </table:table-cell>
          <table:table-cell table:formula="of:=[.H41]*[.$J$35]" office:value-type="float" office:value="5.10937686759214" calcext:value-type="float">
            <text:p>5.1093768676</text:p>
          </table:table-cell>
          <table:table-cell table:formula="of:=[.I41]*60" office:value-type="float" office:value="306.562612055528" calcext:value-type="float">
            <text:p>306.5626120555</text:p>
          </table:table-cell>
          <table:table-cell/>
          <table:table-cell table:formula="of:=1/(1/[.$E$35]+(1-COS([.E41]))/511)" office:value-type="float" office:value="564.093669811745" calcext:value-type="float">
            <text:p>564.09366981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D42]*PI()/180" office:value-type="float" office:value="0.872664625997165" calcext:value-type="float">
            <text:p>0.872664626</text:p>
          </table:table-cell>
          <table:table-cell table:formula="of:=[.$B$3]^2*[.E$34]*(1/(1+[.G$35]*(1-COS([.E42]))))^2*(1+COS([.E42])^2)/2*(1+([.G$35]*(1-COS([.E42])))^2/((1+COS([.E42])^2)*(1+[.G$35]*(1-COS([.E42])))))" office:value-type="float" office:value="3.96486624167013E-028" calcext:value-type="float">
            <text:p>3.96486624167013E-028</text:p>
          </table:table-cell>
          <table:table-cell table:formula="of:=[.F42]/1E-028" office:value-type="float" office:value="3.96486624167013" calcext:value-type="float">
            <text:p>3.9648662417</text:p>
          </table:table-cell>
          <table:table-cell table:formula="of:=[.$G$38]/[.G42]" office:value-type="float" office:value="2.74393616754579" calcext:value-type="float">
            <text:p>2.7439361675</text:p>
          </table:table-cell>
          <table:table-cell table:formula="of:=[.H42]*[.$J$35]" office:value-type="float" office:value="9.03774808292437" calcext:value-type="float">
            <text:p>9.0377480829</text:p>
          </table:table-cell>
          <table:table-cell table:formula="of:=[.I42]*60" office:value-type="float" office:value="542.264884975462" calcext:value-type="float">
            <text:p>542.2648849755</text:p>
          </table:table-cell>
          <table:table-cell/>
          <table:table-cell table:formula="of:=1/(1/[.$E$35]+(1-COS([.E42]))/511)" office:value-type="float" office:value="452.566547304072" calcext:value-type="float">
            <text:p>452.56654730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[.D43]*PI()/180" office:value-type="float" office:value="1.22173047639603" calcext:value-type="float">
            <text:p>1.2217304764</text:p>
          </table:table-cell>
          <table:table-cell table:formula="of:=[.$B$3]^2*[.E$34]*(1/(1+[.G$35]*(1-COS([.E43]))))^2*(1+COS([.E43])^2)/2*(1+([.G$35]*(1-COS([.E43])))^2/((1+COS([.E43])^2)*(1+[.G$35]*(1-COS([.E43])))))" office:value-type="float" office:value="2.39249613969263E-028" calcext:value-type="float">
            <text:p>2.39249613969263E-028</text:p>
          </table:table-cell>
          <table:table-cell table:formula="of:=[.F43]/1E-028" office:value-type="float" office:value="2.39249613969263" calcext:value-type="float">
            <text:p>2.3924961397</text:p>
          </table:table-cell>
          <table:table-cell table:formula="of:=[.$G$38]/[.G43]" office:value-type="float" office:value="4.54727583443361" calcext:value-type="float">
            <text:p>4.5472758344</text:p>
          </table:table-cell>
          <table:table-cell table:formula="of:=[.H43]*[.$J$35]" office:value-type="float" office:value="14.9774378650865" calcext:value-type="float">
            <text:p>14.9774378651</text:p>
          </table:table-cell>
          <table:table-cell table:formula="of:=[.I43]*60" office:value-type="float" office:value="898.646271905191" calcext:value-type="float">
            <text:p>898.6462719052</text:p>
          </table:table-cell>
          <table:table-cell/>
          <table:table-cell table:formula="of:=1/(1/[.$E$35]+(1-COS([.E43]))/511)" office:value-type="float" office:value="357.371851889644" calcext:value-type="float">
            <text:p>357.37185188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[.D44]*PI()/180" office:value-type="float" office:value="1.5707963267949" calcext:value-type="float">
            <text:p>1.5707963268</text:p>
          </table:table-cell>
          <table:table-cell table:formula="of:=[.$B$3]^2*[.E$34]*(1/(1+[.G$35]*(1-COS([.E44]))))^2*(1+COS([.E44])^2)/2*(1+([.G$35]*(1-COS([.E44])))^2/((1+COS([.E44])^2)*(1+[.G$35]*(1-COS([.E44])))))" office:value-type="float" office:value="1.7870988019987E-028" calcext:value-type="float">
            <text:p>1.7870988019987E-028</text:p>
          </table:table-cell>
          <table:table-cell table:formula="of:=[.F44]/1E-028" office:value-type="float" office:value="1.7870988019987" calcext:value-type="float">
            <text:p>1.787098802</text:p>
          </table:table-cell>
          <table:table-cell table:formula="of:=[.$G$38]/[.G44]" office:value-type="float" office:value="6.08771035369309" calcext:value-type="float">
            <text:p>6.0877103537</text:p>
          </table:table-cell>
          <table:table-cell table:formula="of:=[.H44]*[.$J$35]" office:value-type="float" office:value="20.051192600336" calcext:value-type="float">
            <text:p>20.0511926003</text:p>
          </table:table-cell>
          <table:table-cell table:formula="of:=[.I44]*60" office:value-type="float" office:value="1203.07155602016" calcext:value-type="float">
            <text:p>1203.0715560202</text:p>
          </table:table-cell>
          <table:table-cell/>
          <table:table-cell table:formula="of:=1/(1/[.$E$35]+(1-COS([.E44]))/511)" office:value-type="float" office:value="288.390451832907" calcext:value-type="float">
            <text:p>288.390451832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8:07:39.256600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29T23:37:26.432333733</meta:creation-date>
    <dc:date>2015-11-30T18:10:36.294602346</dc:date>
    <dc:creator>Goncalo Castro</dc:creator>
    <meta:editing-duration>PT23M40S</meta:editing-duration>
    <meta:editing-cycles>6</meta:editing-cycles>
    <meta:generator>LibreOffice/4.3.7.2$Linux_X86_64 LibreOffice_project/430$Build-2</meta:generator>
    <meta:document-statistic meta:table-count="1" meta:cell-count="166" meta:object-count="0"/>
  </office:meta>
</office:document-meta>
</file>